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87000012B6E656D09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847cm" fo:margin-right="0.979cm" fo:text-indent="0cm" style:auto-text-indent="false" style:page-number="auto"/>
    </style:style>
    <style:style style:name="P2" style:family="paragraph" style:parent-style-name="Standard">
      <style:paragraph-properties fo:margin-left="0.847cm" fo:margin-right="0.979cm" fo:text-indent="0cm" style:auto-text-indent="false"/>
    </style:style>
    <style:style style:name="P3" style:family="paragraph" style:parent-style-name="Standard">
      <style:paragraph-properties fo:margin-left="0.847cm" fo:margin-right="0.979cm" fo:text-align="end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.847cm" fo:margin-right="0.979cm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.847cm" fo:margin-right="0.979cm" fo:text-align="center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.847cm" fo:margin-right="0.979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847cm" fo:margin-right="0.979cm" fo:text-indent="0cm" style:auto-text-indent="false"/>
      <style:text-properties style:font-name="Arial"/>
    </style:style>
    <style:style style:name="P8" style:family="paragraph" style:parent-style-name="Standard">
      <style:paragraph-properties fo:margin-left="0.847cm" fo:margin-right="0.979cm" fo:text-indent="0cm" style:auto-text-indent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.847cm" fo:margin-right="0.979cm" fo:text-indent="0cm" style:auto-text-indent="false"/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margin-left="0.847cm" fo:margin-right="0.979cm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847cm" fo:margin-right="0.979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847cm" fo:margin-right="0.979cm" fo:text-indent="0cm" style:auto-text-indent="false"/>
      <style:text-properties style:font-name="Arial" fo:font-weight="bold" style:font-weight-asian="bold" style:font-weight-complex="bold"/>
    </style:style>
    <style:style style:name="P13" style:family="paragraph" style:parent-style-name="Standard">
      <style:paragraph-properties fo:margin-left="0.847cm" fo:margin-right="0.979cm" fo:text-indent="0cm" style:auto-text-indent="false" fo:padding="0.074cm" fo:border-left="none" fo:border-right="none" fo:border-top="none" fo:border-bottom="0.002cm solid #000000" style:join-border="false"/>
    </style:style>
    <style:style style:name="P14" style:family="paragraph" style:parent-style-name="Standard">
      <style:paragraph-properties fo:margin-left="0cm" fo:margin-right="0.979cm" fo:text-indent="0cm" style:auto-text-indent="false"/>
    </style:style>
    <style:style style:name="P15" style:family="paragraph" style:parent-style-name="Standard">
      <style:paragraph-properties fo:margin-left="0cm" fo:margin-right="0.979cm" fo:text-align="center" style:justify-single-word="false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fo:font-size="12pt" fo:letter-spacing="normal" fo:font-style="normal" fo:font-weight="normal" style:letter-kerning="fals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000000" style:text-line-through-style="none" fo:font-size="12pt" fo:letter-spacing="normal" fo:font-style="normal" style:letter-kerning="false" style:font-name-asian="Arial1" style:font-size-asian="12pt" style:font-style-asian="normal" style:font-name-complex="Arial1" style:font-size-complex="12pt" style:font-style-complex="normal"/>
    </style:style>
    <style:style style:name="T8" style:family="text">
      <style:text-properties fo:color="#000000" style:text-line-through-style="none" fo:letter-spacing="normal" fo:font-style="normal" fo:font-weight="normal" style:letter-kerning="false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fo:color="#000000" style:text-line-through-style="none" fo:letter-spacing="normal" fo:font-style="normal" style:letter-kerning="false" style:font-name-asian="Arial1" style:font-style-asian="normal" style:font-name-complex="Arial1" style:font-style-complex="normal"/>
    </style:style>
    <style:style style:name="T10" style:family="text">
      <style:text-properties fo:color="#000000" style:text-line-through-style="none" fo:letter-spacing="normal" fo:font-style="normal" fo:font-weight="bold" style:letter-kerning="false" style:font-name-asian="Arial1" style:font-style-asian="normal" style:font-weight-asian="bold" style:font-name-complex="Arial1" style:font-style-complex="normal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2"/>
      <text:p text:style-name="P2"/>
      <text:p text:style-name="P2"/>
      <text:p text:style-name="P2"/>
      <text:p text:style-name="P2"/>
      <text:p text:style-name="P15"><text:span text:style-name="T2"/></text:p>
      <text:p text:style-name="P15"><text:span text:style-name="T2"><text:s text:c="85"/></text:span><text:span text:style-name="T11"><text:s text:c="2"/>Cuestionario</text:span></text:p>
      <text:p text:style-name="P15"><text:span text:style-name="T3"/></text:p>
      <text:p text:style-name="P15"><text:span text:style-name="T3"><text:s text:c="107"/></text:span><text:span text:style-name="T12">Proyecto:</text:span><text:span text:style-name="T3"> </text:span><text:span text:style-name="T4">CouchInn</text:span></text:p>
      <text:p text:style-name="P5"><text:s text:c="105"/><text:span text:style-name="T5">Identificación:</text:span> <text:span text:style-name="T5">003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2"><draw:frame draw:style-name="fr1" draw:name="gráficos2" text:anchor-type="paragraph" svg:x="4.337cm" svg:y="0.81cm" svg:width="5.71cm" svg:height="1.91cm" draw:z-index="0"><draw:image xlink:href="Pictures/2000000700004487000012B6E656D091.svm" xlink:type="simple" xlink:show="embed" xlink:actuate="onLoad"/></draw:frame> <text:s text:c="44"/><text:tab/><text:tab/><text:tab/><text:tab/><text:tab/><text:tab/><text:tab/><text:tab/><text:span text:style-name="T5">DAKARO - Abril</text:span></text:p>
      <text:p text:style-name="P2"><text:tab/><text:tab/><text:tab/><text:tab/><text:tab/><text:tab/><text:tab/><text:tab/><text:tab/> <text:s text:c="20"/></text:p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14"/>
      <text:p text:style-name="P6"><text:soft-page-break/>CouchInn</text:p>
      <text:p text:style-name="P4">Cuestionario</text:p>
      <text:p text:style-name="P13"/>
      <text:p text:style-name="P7"/>
      <text:p text:style-name="P7"/>
      <text:p text:style-name="P7"/>
      <text:p text:style-name="P8">Preparado por: <text:s/><text:span text:style-name="T1">DAKARO</text:span></text:p>
      <text:p text:style-name="P7"/>
      <text:p text:style-name="P8">Fecha de Preparación: <text:span text:style-name="T1">06/04/2016</text:span></text:p>
      <text:p text:style-name="P7"/>
      <text:p text:style-name="P8">Fase en que se encuentra el proyecto: <text:s/><text:span text:style-name="T1">Elicitacion de Requerimientos</text:span></text:p>
      <text:p text:style-name="P7"/>
      <text:p text:style-name="P8">Objetivo a Lograr: <text:s/><text:span text:style-name="T1">Recabar información de los usuarios del blog a fin de saber los intereses generales de los mismos y volcar los resultados sobre el nuevo sistema.</text:span></text:p>
      <text:p text:style-name="P7"/>
      <text:p text:style-name="P8">Cuerpo del Cuestionario:</text:p>
      <text:p text:style-name="P7"/>
      <text:p text:style-name="P9"><text:span text:style-name="T5">1-</text:span> Edad: ____</text:p>
      <text:p text:style-name="P9"/>
      <text:p text:style-name="P9"><text:span text:style-name="T5">2- </text:span>Sexo: <text:span text:style-name="T5">Femenino/Masculino</text:span></text:p>
      <text:p text:style-name="P9"/>
      <text:p text:style-name="P9"><text:span text:style-name="T5">3-</text:span> <text:span text:style-name="T8">¿Que tan agradable le parece el blog?</text:span></text:p>
      <text:p text:style-name="P10"><text:span text:style-name="T9">a- Excelente</text:span></text:p>
      <text:p text:style-name="P10"><text:span text:style-name="T9">b- Bueno</text:span></text:p>
      <text:p text:style-name="P10"><text:span text:style-name="T9">c- Normal</text:span></text:p>
      <text:p text:style-name="P10"><text:span text:style-name="T9">d- Malo</text:span></text:p>
      <text:p text:style-name="P9"><text:span text:style-name="T10">e- Otro:</text:span><text:span text:style-name="T8"> ______________________________________________________________</text:span></text:p>
      <text:p text:style-name="P9"><text:span text:style-name="T8"/></text:p>
      <text:p text:style-name="P10"><text:span text:style-name="T9">4- </text:span><text:span text:style-name="T8">En una puntuación del 1 al 10... ¿Que tan familiarizado esta con el blog? ___</text:span></text:p>
      <text:p text:style-name="P10"><text:span text:style-name="T8"/></text:p>
      <text:p text:style-name="P10"><text:span text:style-name="T9">5-</text:span><text:span text:style-name="T8"> ¿Cambiaría/agregaría algo del blog? </text:span><text:span text:style-name="T9">Si/No</text:span><text:span text:style-name="T8"> (Si la respuesta es no salte a la 7)</text:span></text:p>
      <text:p text:style-name="P10"><text:span text:style-name="T8"/></text:p>
      <text:p text:style-name="P10"><text:span text:style-name="T9">6-</text:span><text:span text:style-name="T8"> ¿Que cambiaría/agregaría? ________________________________________</text:span></text:p>
      <text:p text:style-name="P11"><text:span text:style-name="T9">_________________________________________________________________</text:span></text:p>
      <text:p text:style-name="P11">_________________________________________________________________</text:p>
      <text:p text:style-name="P11"/>
      <text:p text:style-name="P9"><text:span text:style-name="T5">7-</text:span> <text:span text:style-name="T8">¿Le gustaría que tenga una sección de ayuda? </text:span><text:span text:style-name="T10">Si/No</text:span></text:p>
      <text:p text:style-name="P9"><text:span text:style-name="T8"/></text:p>
      <text:p text:style-name="P10"><text:span text:style-name="T9">8- </text:span><text:span text:style-name="T8">¿Utilizo alguna vez CouchInn como viajero? </text:span><text:span text:style-name="T9">Si/No</text:span></text:p>
      <text:p text:style-name="P10"><text:span text:style-name="T8"/></text:p>
      <text:p text:style-name="P10"><text:span text:style-name="T9">9-</text:span><text:span text:style-name="T8"> ¿Ofreció alguna vez un couch en CouchInn? </text:span><text:span text:style-name="T9">Si/No</text:span></text:p>
      <text:p text:style-name="P7"/>
      <text:p text:style-name="P12">10- <text:s/><text:span text:style-name="T6">¿Recomendaría el sitio? </text:span><text:span text:style-name="T7">Si/No</text:span></text:p>
      <text:p text:style-name="P7"/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924cm" fo:margin-left="1.111cm" fo:margin-right="1.0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ina Caracotche</meta:initial-creator>
    <meta:creation-date>2016-04-06T20:31:46.13</meta:creation-date>
    <dc:date>2016-04-06T21:25:22.03</dc:date>
    <dc:creator>Romina Caracotche</dc:creator>
    <meta:editing-duration>PT53M33S</meta:editing-duration>
    <meta:editing-cycles>6</meta:editing-cycles>
    <meta:generator>OpenOffice/4.1.2$Win32 OpenOffice.org_project/412m3$Build-9782</meta:generator>
    <meta:document-statistic meta:table-count="0" meta:image-count="1" meta:object-count="0" meta:page-count="2" meta:paragraph-count="29" meta:word-count="152" meta:character-count="1511"/>
  </office:meta>
</office:document-meta>
</file>